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swiss"/>
    <style:font-face style:name="Lucida Sans Unicode1" svg:font-family="'Lucida Sans Unicode'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4dc6d"/>
    </style:style>
    <style:style style:name="P2" style:family="paragraph" style:parent-style-name="Standard" style:list-style-name="L1">
      <style:text-properties officeooo:rsid="0004dc6d"/>
    </style:style>
    <style:style style:name="P3" style:family="paragraph" style:parent-style-name="Standard" style:list-style-name="L1">
      <style:text-properties officeooo:rsid="0004dc6d" officeooo:paragraph-rsid="0004dc6d"/>
    </style:style>
    <style:style style:name="P4" style:family="paragraph" style:parent-style-name="Standard">
      <style:paragraph-properties fo:text-align="center" style:justify-single-word="false"/>
      <style:text-properties style:font-name="Calibri" fo:font-size="14pt" fo:font-style="normal" style:text-underline-style="none" fo:font-weight="bold" officeooo:rsid="0004dc6d" officeooo:paragraph-rsid="0004dc6d" style:font-size-asian="14pt" style:font-style-asian="normal" style:font-weight-asian="bold" style:font-size-complex="14pt" style:font-style-complex="normal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Where do we stand?</text:p>
      <text:p text:style-name="P1"/>
      <text:list xml:id="list4122455302740062667" text:style-name="L1">
        <text:list-item>
          <text:p text:style-name="P2">If we can reproduce the present value of the ILB (inflation-linked bond), but not the price quoted on Bloomberg, then let's just use the present value as reference.</text:p>
        </text:list-item>
        <text:list-item>
          <text:p text:style-name="P3">Use the Vasicek model for the short term rate. We will have three SDE, one for each currency.</text:p>
        </text:list-item>
        <text:list-item>
          <text:p text:style-name="P3">How do we simulate the spreads? If anyone understood what D. R. was saying before class today (2016-07-06), great…</text:p>
          <text:p text:style-name="P3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 style:font-family-generic="swiss"/>
    <style:font-face style:name="Lucida Sans Unicode1" svg:font-family="'Lucida Sans Unicode'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 Unicode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 Unicode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Helvetica" fo:font-family="Helvetica" style:font-family-generic="swiss" fo:font-size="14pt" style:font-name-asian="SimSun" style:font-family-asian="SimSun" style:font-family-generic-asian="system" style:font-pitch-asian="variable" style:font-size-asian="14pt" style:font-name-complex="Lucida Sans Unicode" style:font-family-complex="'Lucida Sans Unicode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 Unicode1" style:font-family-complex="'Lucida Sans Unicode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 Unicode1" style:font-family-complex="'Lucida Sans Unicode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 Unicode1" style:font-family-complex="'Lucida Sans Unicode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6T11:43:53.428624000</meta:creation-date>
    <dc:date>2016-07-06T11:48:08.814523000</dc:date>
    <meta:editing-duration>PT4M17S</meta:editing-duration>
    <meta:editing-cycles>1</meta:editing-cycles>
    <meta:document-statistic meta:table-count="0" meta:image-count="0" meta:object-count="0" meta:page-count="1" meta:paragraph-count="4" meta:word-count="72" meta:character-count="395" meta:non-whitespace-character-count="330"/>
    <meta:generator>LibreOffice/5.1.4.2$MacOSX_X86_64 LibreOffice_project/f99d75f39f1c57ebdd7ffc5f42867c12031db97a</meta:generator>
  </office:meta>
</office:document-meta>
</file>